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office:forms form:automatic-focus="false" form:apply-design-mode="false"/>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2T23:35:26.687308284</dc:date>
    <meta:editing-duration>PT2H52M37S</meta:editing-duration>
    <meta:editing-cycles>42</meta:editing-cycles>
    <meta:generator>LibreOffice/4.2.8.2$Linux_x86 LibreOffice_project/420m0$Build-2</meta:generator>
    <meta:document-statistic meta:object-count="113"/>
  </office:meta>
</office:document-meta>
</file>